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7b567"/>
    </style:style>
    <style:style style:name="P2" style:family="paragraph" style:parent-style-name="Standard">
      <style:text-properties officeooo:rsid="0017b567" officeooo:paragraph-rsid="0017b567"/>
    </style:style>
    <style:style style:name="P3" style:family="paragraph" style:parent-style-name="Standard">
      <style:text-properties officeooo:rsid="0017b567" officeooo:paragraph-rsid="001931bb"/>
    </style:style>
    <style:style style:name="P4" style:family="paragraph" style:parent-style-name="Standard">
      <style:text-properties officeooo:rsid="001931bb" officeooo:paragraph-rsid="001931bb"/>
    </style:style>
    <style:style style:name="P5" style:family="paragraph" style:parent-style-name="Standard">
      <style:text-properties officeooo:rsid="001af275" officeooo:paragraph-rsid="001af275"/>
    </style:style>
    <style:style style:name="P6" style:family="paragraph" style:parent-style-name="Standard">
      <style:text-properties officeooo:rsid="001deb36" officeooo:paragraph-rsid="001deb36"/>
    </style:style>
    <style:style style:name="T1" style:family="text">
      <style:text-properties officeooo:rsid="0017b567"/>
    </style:style>
    <style:style style:name="T2" style:family="text">
      <style:text-properties officeooo:rsid="001931bb"/>
    </style:style>
    <style:style style:name="T3" style:family="text">
      <style:text-properties officeooo:rsid="001af275"/>
    </style:style>
    <style:style style:name="T4" style:family="text">
      <style:text-properties officeooo:rsid="001ba572"/>
    </style:style>
    <style:style style:name="T5" style:family="text">
      <style:text-properties officeooo:rsid="001d6bc7"/>
    </style:style>
    <style:style style:name="T6" style:family="text">
      <style:text-properties officeooo:rsid="001de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 </text:span>En quina posició de memòria de programa del PIC18F estan les rutines de servei a la interrupció (RSI) ?</text:p>
      <text:p text:style-name="P2">A la posicio 0x08 (alta prioritat) i 0x18 (baixa prioritat).</text:p>
      <text:p text:style-name="P2"/>
      <text:p text:style-name="P1">- En quants apartats es classifica el llenguatge màquina del PIC18F</text:p>
      <text:p text:style-name="P3"><text:span text:style-name="T2">3</text:span>. <text:span text:style-name="T2">Directives, instruccions i comentaris.</text:span></text:p>
      <text:p text:style-name="P1"/>
      <text:p text:style-name="P1">- Escriu un programa en llenguatge assemblador del PIC18F per a realitzar la divisió entera sense signe, on N és en nombre (N&gt;=0), D és el divisor (N&gt;=D, D&gt;0), Q és el quocient i R la resta entera, segons el segon pseudo-codi. N,D, Q i R són enters naturals que es representen en 8 bits.</text:p>
      <text:p text:style-name="P1"/>
      <text:p text:style-name="P1"><text:tab/>Q := 0; R := N </text:p>
      <text:p text:style-name="P1"><text:tab/>while R ≥ D do </text:p>
      <text:p text:style-name="P1"><text:tab/><text:tab/>Q := Q + 1 </text:p>
      <text:p text:style-name="P1"><text:tab/><text:tab/>R := R − D </text:p>
      <text:p text:style-name="P1"><text:tab/>end // Q conté el quocient enter de la divisió i R conté el residu de la divisió</text:p>
      <text:p text:style-name="P1"><text:tab/></text:p>
      <text:p text:style-name="P1"><text:span text:style-name="T6">Q <text:tab/>set<text:tab/> 0x00</text:span></text:p>
      <text:p text:style-name="P6">N <text:tab/>set <text:tab/> 0x01</text:p>
      <text:p text:style-name="P6">D <text:tab/>set <text:tab/> 0x02</text:p>
      <text:p text:style-name="P1"><text:tab/><text:span text:style-name="T2">org<text:tab/> 0x0000</text:span></text:p>
      <text:p text:style-name="P1"><text:tab/><text:span text:style-name="T2">goto<text:tab/> start</text:span></text:p>
      <text:p text:style-name="P4"><text:tab/>org<text:tab/> 0x08</text:p>
      <text:p text:style-name="P4"><text:tab/>retfie</text:p>
      <text:p text:style-name="P4"><text:tab/>org<text:tab/> 0x18</text:p>
      <text:p text:style-name="P4"/>
      <text:p text:style-name="P4">start <text:s text:c="4"/><text:span text:style-name="T3">clrf<text:tab/> Q, A</text:span></text:p>
      <text:p text:style-name="P4"><text:tab/><text:span text:style-name="T5">movlw<text:tab/> N</text:span></text:p>
      <text:p text:style-name="P4"/>
      <text:p text:style-name="P5">loop<text:tab/><text:span text:style-name="T6">incf<text:tab/> Q, F, A</text:span></text:p>
      <text:p text:style-name="P5"><text:tab/><text:span text:style-name="T5">subfw <text:s text:c="2"/>D, W, A</text:span></text:p>
      <text:p text:style-name="P5"><text:tab/><text:span text:style-name="T5">cpfslt<text:tab/> D,A</text:span></text:p>
      <text:p text:style-name="P5"><text:tab/><text:span text:style-name="T4">goto <text:s text:c="5"/>loop</text:span></text:p>
      <text:p text:style-name="P4"><text:tab/>en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0:55:58.789802783</meta:creation-date>
    <dc:date>2017-02-26T23:46:00.997347846</dc:date>
    <meta:editing-duration>PT1M5S</meta:editing-duration>
    <meta:editing-cycles>2</meta:editing-cycles>
    <meta:generator>LibreOffice/5.2.5.1$Linux_X86_64 LibreOffice_project/20m0$Build-1</meta:generator>
    <meta:document-statistic meta:table-count="0" meta:image-count="0" meta:object-count="0" meta:page-count="1" meta:paragraph-count="26" meta:word-count="178" meta:character-count="883" meta:non-whitespace-character-count="681"/>
  </office:meta>
</office:document-meta>
</file>